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0.0 -->
  <office:font-face-decls>
    <style:font-face style:name="Arial" svg:font-family="Arial"/>
    <style:font-face style:name="Courier New" svg:font-family="Courier New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paragraph-properties fo:text-align="left" fo:margin-bottom="0.494cm"/>
    </style:style>
    <style:style style:name="T1_1" style:family="text" style:parent-style-name="Default_20_Paragraph_20_Font">
      <style:text-properties fo:font-size="10pt"/>
    </style:style>
    <style:style style:name="T1_2" style:family="text" style:parent-style-name="Default_20_Paragraph_20_Font"/>
    <style:style style:name="P2" style:family="paragraph" style:parent-style-name="Standard">
      <style:paragraph-properties fo:text-align="center" fo:margin-bottom="0.494cm" fo:margin-left="0cm"/>
    </style:style>
    <style:style style:name="T2_1" style:family="text" style:parent-style-name="Default_20_Paragraph_20_Font"/>
    <style:style style:name="T2_2" style:family="text" style:parent-style-name="Default_20_Paragraph_20_Font">
      <style:text-properties fo:font-size="18pt" fo:font-weight="bold"/>
    </style:style>
    <style:style style:name="T2_3" style:family="text" style:parent-style-name="Default_20_Paragraph_20_Font">
      <style:text-properties fo:font-size="18pt" fo:font-weight="bold"/>
    </style:style>
    <style:style style:name="P3" style:family="paragraph" style:parent-style-name="Standard">
      <style:paragraph-properties fo:text-align="center" fo:margin-bottom="0.494cm" fo:margin-left="0cm"/>
    </style:style>
    <style:style style:name="T3_1" style:family="text" style:parent-style-name="Standard"/>
    <style:style style:name="FR1" style:family="graphic" style:parent-style-name="Standard">
      <style:graphic-properties style:flow-with-text="false"/>
    </style:style>
    <style:style style:name="T3_2" style:family="text" style:parent-style-name="Default_20_Paragraph_20_Font"/>
    <style:style style:name="P4" style:family="paragraph" style:parent-style-name="Standard">
      <style:paragraph-properties fo:text-align="center" fo:margin-bottom="0.494cm" fo:margin-left="0cm"/>
    </style:style>
    <style:style style:name="T4_1" style:family="text" style:parent-style-name="Default_20_Paragraph_20_Font">
      <style:text-properties fo:font-size="12pt" fo:font-weight="bold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cm"/>
    </style:style>
    <style:style style:name="T5_1" style:family="text" style:parent-style-name="Default_20_Paragraph_20_Font">
      <style:text-properties fo:color="#0000ff" style:text-underline-style="solid" style:text-underline-color="font-color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cm"/>
    </style:style>
    <style:style style:name="T6_1" style:family="text" style:parent-style-name="Default_20_Paragraph_20_Font">
      <style:text-properties fo:color="#0000ff" style:text-underline-style="solid" style:text-underline-color="font-color"/>
    </style:style>
    <style:style style:name="T6_2" style:family="text" style:parent-style-name="Default_20_Paragraph_20_Font"/>
    <style:style style:name="P7" style:family="paragraph" style:parent-style-name="Standard">
      <style:paragraph-properties fo:text-align="left" fo:margin-bottom="0.494cm"/>
    </style:style>
    <style:style style:name="T7_1" style:family="text" style:parent-style-name="Default_20_Paragraph_20_Font">
      <style:text-properties fo:color="#0000ff" style:text-underline-style="solid" style:text-underline-color="font-color"/>
    </style:style>
    <style:style style:name="T7_2" style:family="text" style:parent-style-name="Default_20_Paragraph_20_Font"/>
    <style:style style:name="P8" style:family="paragraph" style:parent-style-name="Standard">
      <style:paragraph-properties fo:text-align="left" fo:margin-bottom="0cm"/>
    </style:style>
    <style:style style:name="T8_1" style:family="text" style:parent-style-name="Default_20_Paragraph_20_Font">
      <style:text-properties fo:color="#0000ff" style:text-underline-style="solid" style:text-underline-color="font-color"/>
    </style:style>
    <style:style style:name="T8_2" style:family="text" style:parent-style-name="Default_20_Paragraph_20_Font"/>
    <style:style style:name="P9" style:family="paragraph" style:parent-style-name="Standard">
      <style:paragraph-properties fo:text-align="left" fo:margin-bottom="0.494cm"/>
    </style:style>
    <style:style style:name="T9_1" style:family="text" style:parent-style-name="Default_20_Paragraph_20_Font">
      <style:text-properties fo:color="#0000ff" style:text-underline-style="solid" style:text-underline-color="font-color"/>
    </style:style>
    <style:style style:name="T9_2" style:family="text" style:parent-style-name="Default_20_Paragraph_20_Font"/>
    <style:style style:name="P10" style:family="paragraph" style:parent-style-name="Standard">
      <style:paragraph-properties fo:text-align="left" fo:margin-bottom="0cm"/>
    </style:style>
    <style:style style:name="T10_1" style:family="text" style:parent-style-name="Default_20_Paragraph_20_Font">
      <style:text-properties fo:color="#0000ff" style:text-underline-style="solid" style:text-underline-color="font-color"/>
    </style:style>
    <style:style style:name="T10_2" style:family="text" style:parent-style-name="Default_20_Paragraph_20_Font"/>
    <style:style style:name="P11" style:family="paragraph" style:parent-style-name="Standard">
      <style:paragraph-properties fo:text-align="left" fo:margin-bottom="0cm"/>
    </style:style>
    <style:style style:name="T11_1" style:family="text" style:parent-style-name="Default_20_Paragraph_20_Font">
      <style:text-properties fo:color="#0000ff" style:text-underline-style="solid" style:text-underline-color="font-color"/>
    </style:style>
    <style:style style:name="T11_2" style:family="text" style:parent-style-name="Default_20_Paragraph_20_Font"/>
    <style:style style:name="P12" style:family="paragraph" style:parent-style-name="Standard">
      <style:paragraph-properties fo:text-align="left" fo:margin-bottom="0cm"/>
    </style:style>
    <style:style style:name="T12_1" style:family="text" style:parent-style-name="Default_20_Paragraph_20_Font">
      <style:text-properties fo:color="#0000ff" style:text-underline-style="solid" style:text-underline-color="font-color"/>
    </style:style>
    <style:style style:name="T12_2" style:family="text" style:parent-style-name="Default_20_Paragraph_20_Font"/>
    <style:style style:name="P13" style:family="paragraph" style:parent-style-name="Standard">
      <style:paragraph-properties fo:text-align="left" fo:margin-bottom="0cm"/>
    </style:style>
    <style:style style:name="T13_1" style:family="text" style:parent-style-name="Default_20_Paragraph_20_Font">
      <style:text-properties fo:color="#0000ff" style:text-underline-style="solid" style:text-underline-color="font-color"/>
    </style:style>
    <style:style style:name="T13_2" style:family="text" style:parent-style-name="Default_20_Paragraph_20_Font"/>
    <style:style style:name="P14" style:family="paragraph" style:parent-style-name="Standard">
      <style:paragraph-properties fo:text-align="left" fo:margin-bottom="0cm"/>
    </style:style>
    <style:style style:name="T14_1" style:family="text" style:parent-style-name="Default_20_Paragraph_20_Font">
      <style:text-properties fo:color="#0000ff" style:text-underline-style="solid" style:text-underline-color="font-color"/>
    </style:style>
    <style:style style:name="T14_2" style:family="text" style:parent-style-name="Default_20_Paragraph_20_Font"/>
    <style:style style:name="P15" style:family="paragraph" style:parent-style-name="Standard">
      <style:paragraph-properties fo:text-align="left" fo:margin-bottom="0.494cm"/>
    </style:style>
    <style:style style:name="T15_1" style:family="text" style:parent-style-name="Default_20_Paragraph_20_Font">
      <style:text-properties fo:color="#0000ff" style:text-underline-style="solid" style:text-underline-color="font-color"/>
    </style:style>
    <style:style style:name="T15_2" style:family="text" style:parent-style-name="Default_20_Paragraph_20_Font"/>
    <style:style style:name="P16" style:family="paragraph" style:parent-style-name="Heading_20_1">
      <style:paragraph-properties fo:text-align="left" fo:margin-bottom="0.494cm"/>
    </style:style>
    <style:style style:name="T16_1" style:family="text" style:parent-style-name="Default_20_Paragraph_20_Font"/>
    <style:style style:name="P17" style:family="paragraph" style:parent-style-name="Standard">
      <style:paragraph-properties fo:text-align="left" fo:margin-bottom="0.494cm"/>
    </style:style>
    <style:style style:name="T17_1" style:family="text" style:parent-style-name="Default_20_Paragraph_20_Font"/>
    <style:style style:name="T17_2" style:family="text" style:parent-style-name="Default_20_Paragraph_20_Font"/>
    <style:style style:name="T17_3" style:family="text" style:parent-style-name="Default_20_Paragraph_20_Font"/>
    <style:style style:name="P18" style:family="paragraph" style:parent-style-name="Heading_20_1">
      <style:paragraph-properties fo:text-align="left" fo:margin-bottom="0.494cm"/>
    </style:style>
    <style:style style:name="T18_1" style:family="text" style:parent-style-name="Default_20_Paragraph_20_Font"/>
    <style:style style:name="P19" style:family="paragraph" style:parent-style-name="Heading_20_1">
      <style:paragraph-properties fo:text-align="left" fo:margin-bottom="0.494cm"/>
    </style:style>
    <style:style style:name="T19_1" style:family="text" style:parent-style-name="Default_20_Paragraph_20_Font"/>
    <style:style style:name="P20" style:family="paragraph" style:parent-style-name="Standard">
      <style:paragraph-properties fo:text-align="left" fo:margin-bottom="0.494cm"/>
    </style:style>
    <style:style style:name="T20_1" style:family="text" style:parent-style-name="Default_20_Paragraph_20_Font"/>
    <style:style style:name="T20_2" style:family="text" style:parent-style-name="Default_20_Paragraph_20_Font"/>
    <style:style style:name="P21" style:family="paragraph" style:parent-style-name="Standard">
      <style:paragraph-properties fo:text-align="left" fo:margin-bottom="0cm"/>
    </style:style>
    <style:style style:name="T21_1" style:family="text" style:parent-style-name="Default_20_Paragraph_20_Font"/>
    <style:style style:name="P22" style:family="paragraph" style:parent-style-name="Standard">
      <style:paragraph-properties fo:text-align="left" fo:margin-bottom="0cm"/>
    </style:style>
    <style:style style:name="T22_1" style:family="text" style:parent-style-name="Default_20_Paragraph_20_Font"/>
    <style:style style:name="P23" style:family="paragraph" style:parent-style-name="Standard">
      <style:paragraph-properties fo:text-align="left" fo:margin-bottom="0.494cm"/>
    </style:style>
    <style:style style:name="T23_1" style:family="text" style:parent-style-name="Default_20_Paragraph_20_Font"/>
    <style:style style:name="P24" style:family="paragraph" style:parent-style-name="Standard">
      <style:paragraph-properties fo:text-align="left" fo:margin-bottom="0.494cm"/>
    </style:style>
    <style:style style:name="T24_1" style:family="text" style:parent-style-name="Default_20_Paragraph_20_Font"/>
    <style:style style:name="T24_2" style:family="text" style:parent-style-name="Default_20_Paragraph_20_Font"/>
    <style:style style:name="T24_3" style:family="text" style:parent-style-name="Default_20_Paragraph_20_Font"/>
    <style:style style:name="T24_4" style:family="text" style:parent-style-name="Default_20_Paragraph_20_Font"/>
    <style:style style:name="P25" style:family="paragraph" style:parent-style-name="Heading_20_2">
      <style:paragraph-properties fo:text-align="left" fo:margin-bottom="0.494cm"/>
    </style:style>
    <style:style style:name="T25_1" style:family="text" style:parent-style-name="Default_20_Paragraph_20_Font"/>
    <style:style style:name="P26" style:family="paragraph" style:parent-style-name="Standard">
      <style:paragraph-properties fo:text-align="left" fo:margin-bottom="0.494cm"/>
    </style:style>
    <style:style style:name="T26_1" style:family="text" style:parent-style-name="Default_20_Paragraph_20_Font"/>
    <style:style style:name="T26_2" style:family="text" style:parent-style-name="Default_20_Paragraph_20_Font"/>
    <style:style style:name="T26_3" style:family="text" style:parent-style-name="Default_20_Paragraph_20_Font"/>
    <style:style style:name="P27" style:family="paragraph" style:parent-style-name="Heading_20_1">
      <style:paragraph-properties fo:text-align="left" fo:margin-bottom="0.494cm"/>
    </style:style>
    <style:style style:name="T27_1" style:family="text" style:parent-style-name="Default_20_Paragraph_20_Font"/>
    <style:style style:name="P28" style:family="paragraph" style:parent-style-name="Heading_20_2">
      <style:paragraph-properties fo:text-align="left" fo:margin-bottom="0.494cm" fo:margin-left="1.058cm"/>
    </style:style>
    <style:style style:name="T28_1" style:family="text" style:parent-style-name="Default_20_Paragraph_20_Font"/>
    <style:style style:name="T28_2" style:family="text" style:parent-style-name="Default_20_Paragraph_20_Font"/>
    <style:style style:name="P29" style:family="paragraph" style:parent-style-name="Standard">
      <style:paragraph-properties fo:text-align="left" fo:margin-bottom="0.494cm"/>
    </style:style>
    <style:style style:name="T29_1" style:family="text" style:parent-style-name="Default_20_Paragraph_20_Font"/>
    <style:style style:name="T29_2" style:family="text" style:parent-style-name="Default_20_Paragraph_20_Font"/>
    <style:style style:name="T29_3" style:family="text" style:parent-style-name="Default_20_Paragraph_20_Font"/>
    <style:style style:name="T29_4" style:family="text" style:parent-style-name="Default_20_Paragraph_20_Font"/>
    <style:style style:name="T29_5" style:family="text" style:parent-style-name="Default_20_Paragraph_20_Font"/>
    <style:style style:name="T29_6" style:family="text" style:parent-style-name="Default_20_Paragraph_20_Font"/>
    <style:style style:name="T29_7" style:family="text" style:parent-style-name="Default_20_Paragraph_20_Font"/>
    <style:style style:name="T29_8" style:family="text" style:parent-style-name="Default_20_Paragraph_20_Font"/>
    <style:style style:name="T29_9" style:family="text" style:parent-style-name="Default_20_Paragraph_20_Font"/>
    <style:style style:name="T29_10" style:family="text" style:parent-style-name="Default_20_Paragraph_20_Font"/>
    <style:style style:name="T29_11" style:family="text" style:parent-style-name="Default_20_Paragraph_20_Font"/>
    <style:style style:name="T29_12" style:family="text" style:parent-style-name="Default_20_Paragraph_20_Font"/>
    <style:style style:name="T29_13" style:family="text" style:parent-style-name="Default_20_Paragraph_20_Font"/>
    <style:style style:name="T29_14" style:family="text" style:parent-style-name="Default_20_Paragraph_20_Font"/>
    <style:style style:name="T29_15" style:family="text" style:parent-style-name="Default_20_Paragraph_20_Font"/>
    <style:style style:name="T29_16" style:family="text" style:parent-style-name="Default_20_Paragraph_20_Font"/>
    <style:style style:name="T29_17" style:family="text" style:parent-style-name="Default_20_Paragraph_20_Font"/>
    <style:style style:name="T29_18" style:family="text" style:parent-style-name="Default_20_Paragraph_20_Font"/>
    <style:style style:name="T29_19" style:family="text" style:parent-style-name="Default_20_Paragraph_20_Font"/>
    <style:style style:name="T29_20" style:family="text" style:parent-style-name="Default_20_Paragraph_20_Font"/>
    <style:style style:name="T29_21" style:family="text" style:parent-style-name="Default_20_Paragraph_20_Font"/>
    <style:style style:name="T29_22" style:family="text" style:parent-style-name="Default_20_Paragraph_20_Font"/>
    <style:style style:name="P30" style:family="paragraph" style:parent-style-name="Heading_20_2">
      <style:paragraph-properties fo:text-align="left" fo:margin-bottom="0.494cm" fo:margin-left="1.058cm"/>
    </style:style>
    <style:style style:name="T30_1" style:family="text" style:parent-style-name="Default_20_Paragraph_20_Font"/>
    <style:style style:name="P31" style:family="paragraph" style:parent-style-name="Standard">
      <style:paragraph-properties fo:text-align="left" fo:margin-bottom="0.494cm"/>
    </style:style>
    <style:style style:name="T31_1" style:family="text" style:parent-style-name="Default_20_Paragraph_20_Font"/>
    <style:style style:name="T31_2" style:family="text" style:parent-style-name="Default_20_Paragraph_20_Font"/>
    <style:style style:name="P32" style:family="paragraph" style:parent-style-name="Heading_20_1">
      <style:paragraph-properties fo:text-align="left" fo:margin-bottom="0.494cm"/>
    </style:style>
    <style:style style:name="T32_1" style:family="text" style:parent-style-name="Default_20_Paragraph_20_Font"/>
    <style:style style:name="P33" style:family="paragraph" style:parent-style-name="Heading_20_1">
      <style:paragraph-properties fo:text-align="left" fo:margin-bottom="0.494cm"/>
    </style:style>
    <style:style style:name="T33_1" style:family="text" style:parent-style-name="Default_20_Paragraph_20_Font"/>
    <style:style style:name="P34" style:family="paragraph" style:parent-style-name="Heading_20_1">
      <style:paragraph-properties fo:text-align="left" fo:margin-bottom="0.494cm"/>
    </style:style>
    <style:style style:name="T34_1" style:family="text" style:parent-style-name="Default_20_Paragraph_20_Font"/>
    <style:style style:name="P35" style:family="paragraph" style:parent-style-name="Heading_20_1">
      <style:paragraph-properties fo:text-align="left" fo:margin-bottom="0.494cm"/>
    </style:style>
    <style:style style:name="T35_1" style:family="text" style:parent-style-name="Default_20_Paragraph_20_Font"/>
    <style:style style:name="T35_2" style:family="text" style:parent-style-name="Default_20_Paragraph_20_Font"/>
    <style:style style:name="P36" style:family="paragraph" style:parent-style-name="Standard">
      <style:paragraph-properties fo:text-align="left"/>
    </style:style>
    <style:style style:name="T36_1" style:family="text" style:parent-style-name="Default_20_Paragraph_20_Font"/>
    <style:style style:name="T36_2" style:family="text" style:parent-style-name="Default_20_Paragraph_20_Font">
      <style:text-properties fo:font-style="italic"/>
    </style:style>
    <style:style style:name="T36_3" style:family="text" style:parent-style-name="Default_20_Paragraph_20_Font"/>
    <style:style style:name="T36_4" style:family="text" style:parent-style-name="Default_20_Paragraph_20_Font"/>
    <style:style style:name="T36_5" style:family="text" style:parent-style-name="Default_20_Paragraph_20_Font"/>
    <style:style style:name="T36_6" style:family="text" style:parent-style-name="Default_20_Paragraph_20_Font">
      <style:text-properties fo:font-style="italic"/>
    </style:style>
    <style:style style:name="T36_7" style:family="text" style:parent-style-name="Default_20_Paragraph_20_Font">
      <style:text-properties fo:font-style="italic"/>
    </style:style>
    <style:style style:name="T36_8" style:family="text" style:parent-style-name="Default_20_Paragraph_20_Font"/>
    <style:style style:name="T36_9" style:family="text" style:parent-style-name="Default_20_Paragraph_20_Font">
      <style:text-properties fo:font-style="italic"/>
    </style:style>
    <style:style style:name="T36_10" style:family="text" style:parent-style-name="Default_20_Paragraph_20_Font">
      <style:text-properties fo:font-style="italic"/>
    </style:style>
    <style:style style:name="T36_11" style:family="text" style:parent-style-name="Default_20_Paragraph_20_Font"/>
    <style:style style:name="T36_12" style:family="text" style:parent-style-name="Default_20_Paragraph_20_Font">
      <style:text-properties fo:font-style="italic"/>
    </style:style>
    <style:style style:name="T36_13" style:family="text" style:parent-style-name="Default_20_Paragraph_20_Font">
      <style:text-properties fo:font-style="italic"/>
    </style:style>
    <style:style style:name="T36_14" style:family="text" style:parent-style-name="Default_20_Paragraph_20_Font">
      <style:text-properties fo:font-style="italic"/>
    </style:style>
    <style:style style:name="T36_15" style:family="text" style:parent-style-name="Default_20_Paragraph_20_Font"/>
    <style:style style:name="T36_16" style:family="text" style:parent-style-name="Default_20_Paragraph_20_Font"/>
    <style:style style:name="T36_17" style:family="text" style:parent-style-name="Default_20_Paragraph_20_Font"/>
  </office:automatic-styles>
  <office:body>
    <office:text>
      <text:p text:style-name="P1"><text:span text:style-name="T1_1">Jerusalem<text:s/>quant</text:span><text:span text:style-name="T1_2"><text:s/></text:span></text:p>
      <text:p text:style-name="P2"><text:span text:style-name="T2_1"> <text:s/></text:span><text:span text:style-name="T2_2">Jerusalem<text:s/>Quant</text:span><text:span text:style-name="T2_3"><text:line-break/></text:span></text:p>
      <text:p text:style-name="P3"><text:span text:style-name="T3_1"><draw:frame svg:width="15.875cm" svg:height="0.265cm" draw:style-name="FR1" text:anchor-type="as-char" draw:z-index="0"><draw:image xlink:href="Pictures/image1.png" xlink:type="simple" xlink:show="embed" xlink:actuate="onLoad"/></draw:frame></text:span><text:span text:style-name="T3_2"><text:line-break/></text:span></text:p>
      <text:p text:style-name="P4"><text:span text:style-name="T4_1">TABLE<text:s/>OF<text:s/>CONTENTS</text:span><text:span text:style-name="T4_2"><text:line-break/></text:span></text:p>
      <text:list text:style-name="LS1">
        <text:list-item>
          <text:p text:style-name="P5"><text:a xlink:type="simple" xlink:href="Introduction_01795293001940146_4672508853470674"><text:span text:style-name="T5_1">Introduction.</text:span></text:a><text:span text:style-name="T5_2"><text:s/></text:span></text:p>
        </text:list-item>
        <text:list-item>
          <text:p text:style-name="P6"><text:a xlink:type="simple" xlink:href="High_level_design_489168610957_6266467383954641"><text:span text:style-name="T6_1">High<text:s/>level<text:s/>design.</text:span></text:a><text:span text:style-name="T6_2"><text:s/></text:span></text:p>
        </text:list-item>
        <text:list-item>
          <text:p text:style-name="P7"><text:a xlink:type="simple" xlink:href="FMRLab_simulation_DataSim__04156277471935321"><text:span text:style-name="T7_1">FMRLab<text:s/>simulation<text:s/>(DataSim).</text:span></text:a><text:span text:style-name="T7_2"><text:s/></text:span></text:p>
        </text:list-item>
      </text:list>
      <text:list text:style-name="LS2">
        <text:list-item>
          <text:list>
            <text:list-item>
              <text:p text:style-name="P8"><text:a xlink:type="simple" xlink:href="Supported_API_06087427700885162"><text:span text:style-name="T8_1">Supported<text:s/>API</text:span></text:a><text:span text:style-name="T8_2"><text:s/></text:span></text:p>
            </text:list-item>
          </text:list>
        </text:list-item>
      </text:list>
      <text:list text:style-name="LS1" text:continue-numbering="true">
        <text:list-item>
          <text:p text:style-name="P9"><text:a xlink:type="simple" xlink:href="User_Interface_177037192549895_47083404603403256"><text:span text:style-name="T9_1">User<text:s/>Interface</text:span></text:a><text:span text:style-name="T9_2"><text:s/></text:span></text:p>
        </text:list-item>
      </text:list>
      <text:list text:style-name="LS3">
        <text:list-item>
          <text:list>
            <text:list-item>
              <text:p text:style-name="P10"><text:a xlink:type="simple" xlink:href="CLI_6116353831370622_506218734"><text:span text:style-name="T10_1">Command<text:s/>line<text:s/>interface</text:span></text:a><text:span text:style-name="T10_2"><text:s/></text:span></text:p>
            </text:list-item>
            <text:list-item>
              <text:p text:style-name="P11"><text:a xlink:type="simple" xlink:href="GUI_989594873101852_0464468583_44834210539758423"><text:span text:style-name="T11_1">Graphic<text:s/>user<text:s/>interface</text:span></text:a><text:span text:style-name="T11_2"><text:s/></text:span></text:p>
            </text:list-item>
          </text:list>
        </text:list-item>
      </text:list>
      <text:list text:style-name="LS1" text:continue-numbering="true">
        <text:list-item>
          <text:p text:style-name="P12"><text:a xlink:type="simple" xlink:href="Logging_system_068477890028487_5061502315915811"><text:span text:style-name="T12_1">Logging<text:s/>system</text:span></text:a><text:span text:style-name="T12_2"><text:s/></text:span></text:p>
        </text:list-item>
        <text:list-item>
          <text:p text:style-name="P13"><text:a xlink:type="simple" xlink:href="Trading_system_594426464994835_06473857162302221"><text:span text:style-name="T13_1">Trading<text:s/>system</text:span></text:a><text:span text:style-name="T13_2"><text:s/></text:span></text:p>
        </text:list-item>
        <text:list-item>
          <text:p text:style-name="P14"><text:a xlink:type="simple" xlink:href="Development_stages_91136628434_6664367188259946"><text:span text:style-name="T14_1">Development<text:s/>stages</text:span></text:a><text:span text:style-name="T14_2"><text:s/></text:span></text:p>
        </text:list-item>
        <text:list-item>
          <text:p text:style-name="P15"><text:a xlink:type="simple" xlink:href="Source_code_repository_8603139"><text:span text:style-name="T15_1">Source<text:s/>code<text:s/>repository</text:span></text:a><text:span text:style-name="T15_2"><text:s/></text:span></text:p>
        </text:list-item>
      </text:list>
      <text:h text:style-name="P16"><text:bookmark-start text:name="Introduction_01795293001940146_4672508853470674"/><text:bookmark-end text:name="Introduction_01795293001940146_4672508853470674"/><text:span text:style-name="T16_1">Introduction.<text:s/></text:span></text:h>
      <text:p text:style-name="P17"><text:span text:style-name="T17_1">The<text:s/>document<text:s/>covers<text:s/>software<text:s/>requirements<text:s/>and<text:s/>design<text:s/>of<text:s/>the<text:s/>Maof<text:s/>options<text:s/>trading<text:s/>system.</text:span><text:span text:style-name="T17_2"><text:line-break/></text:span><text:span text:style-name="T17_3"><text:line-break/></text:span></text:p>
      <text:h text:style-name="P18"><text:bookmark-start text:name="High_level_design_489168610957_6266467383954641"/><text:bookmark-end text:name="High_level_design_489168610957_6266467383954641"/><text:span text:style-name="T18_1">High<text:s/>level<text:s/>design.<text:s/></text:span></text:h>
      <text:h text:style-name="P19"><text:bookmark-start text:name="FMRLab_simulation_DataSim__04156277471935321"/><text:bookmark-end text:name="FMRLab_simulation_DataSim__04156277471935321"/><text:span text:style-name="T19_1">FMRLab<text:s/>simulation<text:s/>(DataSim).<text:s/></text:span></text:h>
      <text:p text:style-name="P20"><text:span text:style-name="T20_1">Because<text:s/>of<text:s/>limitations<text:s/>of<text:s/>the<text:s/>trading<text:s/>and<text:s/>availability<text:s/>of<text:s/>the<text:s/>connection,<text:s/>simulation<text:s/>of<text:s/>FMRLib<text:s/>is<text:s/>going<text:s/>to<text:s/>be<text:s/>integrated<text:s/>part<text:s/>of<text:s/>the<text:s/>system.<text:s/>The<text:s/>simulation<text:s/>is<text:s/>going<text:s/>to<text:s/>solve<text:s/>two<text:s/>main<text:s/>problems<text:s/>-<text:s/>simplify<text:s/>reproducing<text:s/>trading<text:s/>scenarios<text:s/>and<text:s/>support<text:s/>24/7<text:s/>debugging<text:s/>when<text:s/>necessary.<text:s/>The<text:s/>simulation<text:s/>replaces<text:s/>the<text:s/>FMRLib<text:s/>and<text:s/>closely<text:s/>follows<text:s/>the<text:s/>FMRLib<text:s/>API.<text:s/>To<text:s/>improved<text:s/>the<text:s/>simulation<text:s/>even<text:s/>more<text:s/>there<text:s/>are<text:s/>three<text:s/>sources<text:s/>for<text:s/>the<text:s/>data</text:span><text:span text:style-name="T20_2"><text:line-break/></text:span></text:p>
      <text:list text:style-name="LS4">
        <text:list-item>
          <text:p text:style-name="P21"><text:span text:style-name="T21_1">Previously<text:s/>recorded<text:s/>log<text:s/>files<text:s/></text:span></text:p>
        </text:list-item>
        <text:list-item>
          <text:p text:style-name="P22"><text:span text:style-name="T22_1">Randomly<text:s/>generated<text:s/>data<text:s/></text:span></text:p>
        </text:list-item>
        <text:list-item>
          <text:p text:style-name="P23"><text:span text:style-name="T23_1">Data<text:s/>from<text:s/>the<text:s/>previously<text:s/>recorded<text:s/>files<text:s/>with<text:s/>some<text:s/>modification<text:s/>applied<text:s/></text:span></text:p>
        </text:list-item>
      </text:list>
      <text:p text:style-name="P24"><text:span text:style-name="T24_1">Recorded<text:s/>by<text:s/>the<text:s/>logging<text:s/>subsystem<text:s/>data<text:s/>contains<text:s/>time<text:s/>stamps<text:s/>which<text:s/>allows<text:s/>the<text:s/>simulation<text:s/>to<text:s/>follow<text:s/>the<text:s/>FMRLib<text:s/>timing<text:s/>closely.</text:span><text:span text:style-name="T24_2"><text:line-break/></text:span><text:span text:style-name="T24_3">When<text:s/>in<text:s/>the<text:s/>simulation<text:s/>mode<text:s/>the<text:s/>rest<text:s/>of<text:s/>the<text:s/>system<text:s/>operates<text:s/>as<text:s/>usual<text:s/>and<text:s/>only<text:s/>FMRLib<text:s/>layer<text:s/>is<text:s/>replaced.</text:span><text:span text:style-name="T24_4"><text:line-break/></text:span></text:p>
      <text:h text:style-name="P25"><text:bookmark-start text:name="Supported_API_06087427700885162"/><text:bookmark-end text:name="Supported_API_06087427700885162"/><text:span text:style-name="T25_1">Supported<text:s/>API<text:s/></text:span></text:h>
      <text:p text:style-name="P26"><text:span text:style-name="T26_1">TBD</text:span><text:span text:style-name="T26_2"><text:line-break/></text:span><text:span text:style-name="T26_3"><text:line-break/></text:span></text:p>
      <text:h text:style-name="P27"><text:bookmark-start text:name="User_Interface_177037192549895_47083404603403256"/><text:bookmark-end text:name="User_Interface_177037192549895_47083404603403256"/><text:span text:style-name="T27_1">User<text:s/>Interface<text:s/></text:span></text:h>
      <text:h text:style-name="P28"><text:bookmark-start text:name="CLI_6116353831370622_506218734"/><text:bookmark-end text:name="CLI_6116353831370622_506218734"/><text:span text:style-name="T28_1">Command<text:s/>line<text:s/>interface</text:span><text:span text:style-name="T28_2"><text:line-break/></text:span></text:h>
      <text:p text:style-name="P29"><text:span text:style-name="T29_1">Command<text:s/>line<text:s/>interface<text:s/>will<text:s/>provide<text:s/>access<text:s/>to<text:s/>the<text:s/>debug<text:s/>information,<text:s/>accumulated<text:s/>logs<text:s/>and<text:s/>statistics<text:s/>in<text:s/>the<text:s/>first<text:s/>phase.<text:s/>The<text:s/>subsystem<text:s/>defines<text:s/>three<text:s/>main<text:s/>classes</text:span><text:span text:style-name="T29_2"><text:line-break/></text:span><text:span text:style-name="T29_3"><text:line-break/></text:span><text:span text:style-name="T29_4">   <text:s/>*<text:s/>Class<text:s/>Command</text:span><text:span text:style-name="T29_5"><text:line-break/></text:span><text:span text:style-name="T29_6">   <text:s/>*<text:s/>Class<text:s/>Menu<text:s/>-<text:s/>subclass<text:s/>of<text:s/>Command</text:span><text:span text:style-name="T29_7"><text:line-break/></text:span><text:span text:style-name="T29_8">   <text:s/>*<text:s/>Class<text:s/>CommandLineInterface</text:span><text:span text:style-name="T29_9"><text:line-break/></text:span><text:span text:style-name="T29_10"><text:line-break/></text:span><text:span text:style-name="T29_11">Class<text:s/>CommandLineInterface<text:s/>keeps<text:s/>dictionary<text:s/>of<text:s/>commands.<text:s/>Application<text:s/>will<text:s/>call<text:s/>CommandLineInterface.ProcessCommand(String)<text:s/>for<text:s/>every<text:s/>incoming.<text:s/>It<text:s/>is<text:s/>expected<text:s/>that<text:s/>application<text:s/>will<text:s/>run<text:s/>a<text:s/>thread<text:s/>and<text:s/>read<text:s/>the<text:s/>incoming<text:s/>commands<text:s/>from<text:s/>Console<text:s/>or<text:s/>from<text:s/>a<text:s/>TCP<text:s/>socket.</text:span><text:span text:style-name="T29_12"><text:line-break/></text:span><text:span text:style-name="T29_13">Method<text:s/>ProcessCommand()<text:s/>will<text:s/>parse<text:s/>the<text:s/>string<text:s/>and<text:s/>separate<text:s/>command<text:s/>name<text:s/>and<text:s/>arguments.<text:s/>After<text:s/>that<text:s/>ProcessCommand()<text:s/>looks<text:s/>for<text:s/>the<text:s/>command<text:s/>name<text:s/>(case<text:s/>not<text:s/>sensitive)<text:s/>in<text:s/>the<text:s/>list<text:s/>of<text:s/>the<text:s/>commands<text:s/>defined<text:s/>on<text:s/>the<text:s/>current<text:s/>menu.<text:s/>If<text:s/>found<text:s/>ProcessCommand()<text:s/>will<text:s/>execute<text:s/>referenced<text:s/>action.<text:s/>If<text:s/>the<text:s/>command<text:s/>is<text:s/>not<text:s/>found<text:s/>ProcessCommand()<text:s/>will<text:s/>call<text:s/>CommandNotFound()<text:s/>method.<text:s/>The<text:s/>method<text:s/>can<text:s/>be<text:s/>overloaded<text:s/>in<text:s/>the<text:s/>subclass<text:s/>created<text:s/>by<text:s/>applicaton.</text:span><text:span text:style-name="T29_14"><text:line-break/></text:span><text:span text:style-name="T29_15"><text:line-break/></text:span><text:span text:style-name="T29_16">Class<text:s/>Command<text:s/>keeps<text:s/>command<text:s/>name,<text:s/>command<text:s/>short<text:s/>description,<text:s/>command<text:s/>long<text:s/>description,<text:s/>associated<text:s/>with<text:s/>the<text:s/>command<text:s/>action.</text:span><text:span text:style-name="T29_17"><text:line-break/></text:span><text:span text:style-name="T29_18">Class<text:s/>Menu<text:s/>is<text:s/>a<text:s/>special<text:s/>case<text:s/>of<text:s/>Command<text:s/>when<text:s/>the<text:s/>action<text:s/>is<text:s/>to<text:s/>print<text:s/>out<text:s/>list<text:s/>of<text:s/>the<text:s/>associated<text:s/>with<text:s/>the<text:s/>menu<text:s/>commands.<text:s/>Class<text:s/>CommandLineInterface<text:s/>keeps<text:s/>the<text:s/>active<text:s/>menu.<text:s/>Initial<text:s/>value<text:s/>for<text:s/>the<text:s/>actrive<text:s/>menu<text:s/>is<text:s/>root<text:s/>menu.</text:span><text:span text:style-name="T29_19"><text:line-break/></text:span><text:span text:style-name="T29_20"><text:line-break/></text:span><text:span text:style-name="T29_21">Normally<text:s/>application<text:s/>will<text:s/>subclass<text:s/>the<text:s/>CommandLineInterface,<text:s/>implement<text:s/>CommandNotFound(),<text:s/>customize<text:s/>the<text:s/>prompt<text:s/>and<text:s/>general<text:s/>help,<text:s/>add<text:s/>required<text:s/>commands<text:s/>and<text:s/>menus.<text:s/>Application<text:s/>can<text:s/>run<text:s/>a<text:s/>separate<text:s/>thread<text:s/>where<text:s/>user<text:s/>commands<text:s/>are<text:s/>read<text:s/>from<text:s/>I/O<text:s/>and<text:s/>forwarded<text:s/>for<text:s/>further<text:s/>processing<text:s/>to<text:s/>the<text:s/>ProcessCommand().</text:span><text:span text:style-name="T29_22"><text:line-break/></text:span></text:p>
      <text:h text:style-name="P30"><text:bookmark-start text:name="GUI_989594873101852_0464468583_44834210539758423"/><text:bookmark-end text:name="GUI_989594873101852_0464468583_44834210539758423"/><text:span text:style-name="T30_1">Graphic<text:s/>user<text:s/>interface<text:s/></text:span></text:h>
      <text:p text:style-name="P31"><text:span text:style-name="T31_1">TBD</text:span><text:span text:style-name="T31_2"><text:line-break/></text:span></text:p>
      <text:h text:style-name="P32"><text:bookmark-start text:name="Logging_system_068477890028487_5061502315915811"/><text:bookmark-end text:name="Logging_system_068477890028487_5061502315915811"/><text:span text:style-name="T32_1">Logging<text:s/>system<text:s/></text:span></text:h>
      <text:h text:style-name="P33"><text:bookmark-start text:name="Trading_system_594426464994835_06473857162302221"/><text:bookmark-end text:name="Trading_system_594426464994835_06473857162302221"/><text:span text:style-name="T33_1">Trading<text:s/>system<text:s/></text:span></text:h>
      <text:h text:style-name="P34"><text:bookmark-start text:name="Development_stages_91136628434_6664367188259946"/><text:bookmark-end text:name="Development_stages_91136628434_6664367188259946"/><text:span text:style-name="T34_1">Development<text:s/>stages<text:s/></text:span></text:h>
      <text:h text:style-name="P35"><text:bookmark-start text:name="Source_code_repository_8603139"/><text:bookmark-end text:name="Source_code_repository_8603139"/><text:span text:style-name="T35_1">Source<text:s/>code<text:s/>repository</text:span><text:span text:style-name="T35_2"><text:line-break/></text:span></text:h>
      <text:p text:style-name="P36"><text:span text:style-name="T36_1">In<text:s/>the<text:s/>first<text:s/>phase<text:s/>source<text:s/>code<text:s/>is<text:s/>stored<text:s/>in<text:s/>the<text:s/>SVN<text:s/>on<text:s/>the<text:s/>Google<text:s/>DOC<text:s/>site.<text:s/>Use<text:s/>command<text:s/></text:span><text:span text:style-name="T36_2">svn<text:s/>checkout<text:s/>https://larytet-master.googlecode.com/svn/trunk/JQuant</text:span><text:span text:style-name="T36_3"><text:s/>to<text:s/>get<text:s/>the<text:s/>source<text:s/>code.</text:span><text:span text:style-name="T36_4"><text:line-break/></text:span><text:span text:style-name="T36_5">Update<text:s/>existing<text:s/>working<text:s/>copy<text:s/></text:span><text:span text:style-name="T36_6">svn<text:s/>update</text:span><text:span text:style-name="T36_7"><text:line-break/></text:span><text:span text:style-name="T36_8">Submit<text:s/>changes<text:s/>to<text:s/>the<text:s/>repository<text:s/></text:span><text:span text:style-name="T36_9">svn<text:s/>commit</text:span><text:span text:style-name="T36_10"><text:line-break/></text:span><text:span text:style-name="T36_11">Add<text:s/>a<text:s/>new<text:s/>file/folder<text:s/></text:span><text:span text:style-name="T36_12">svn<text:s/>add<text:s/>&lt;file<text:s/>name&gt;</text:span><text:span text:style-name="T36_13"><text:line-break/></text:span><text:span text:style-name="T36_14"><text:line-break/></text:span><text:span text:style-name="T36_15">In<text:s/>the<text:s/>next<text:s/>phase<text:s/>the<text:s/>repository<text:s/>will<text:s/>move<text:s/>to<text:s/>the<text:s/>commercial<text:s/>Subversion<text:s/>or<text:s/>GIT<text:s/>server<text:s/>or<text:s/>a<text:s/>private<text:s/>server.</text:span><text:span text:style-name="T36_16"><text:line-break/></text:span><text:span text:style-name="T36_17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Symbol" svg:font-family="Symbol"/>
    <style:font-face style:name="Wingdings" svg:font-family="Wingdings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Heading_20_1" style:family="paragraph" style:parent-style-name="Standard">
      <style:paragraph-properties fo:margin-top="0.423cm" fo:margin-bottom="0.106cm" fo:keep-with-next="always" text:outline-level="1"/>
      <style:text-properties style:font-name="Arial" fo:font-size="16pt" style:font-size-asian="16pt" style:font-name-complex="Arial" style:font-size-complex="16pt" fo:font-weight="bold" style:font-weight-asian="bold" style:font-weight-complex="bold"/>
    </style:style>
    <style:style style:name="Heading_20_2" style:family="paragraph" style:parent-style-name="Standard">
      <style:paragraph-properties fo:margin-top="0.423cm" fo:margin-bottom="0.106cm" fo:keep-with-next="always" text:outline-level="2"/>
      <style:text-properties fo:font-style="italic" style:font-style-asian="italic" style:font-style-complex="italic" style:font-name="Arial" fo:font-size="14pt" style:font-size-asian="14pt" style:font-name-complex="Arial" style:font-size-complex="14pt" fo:font-weight="bold" style:font-weight-asian="bold" style:font-weight-complex="bold"/>
    </style:style>
    <style:style style:name="Default_20_Paragraph_20_Font" style:family="text"/>
    <style:style style:name="LLS_1_0" style:family="text"/>
    <style:style style:name="LLS_1_1" style:family="text"/>
    <style:style style:name="LLS_1_2" style:family="text"/>
    <style:style style:name="LLS_1_3" style:family="text"/>
    <style:style style:name="LLS_1_4" style:family="text"/>
    <style:style style:name="LLS_1_5" style:family="text"/>
    <style:style style:name="LLS_1_6" style:family="text"/>
    <style:style style:name="LLS_1_7" style:family="text"/>
    <style:style style:name="LLS_1_8" style:family="text"/>
    <text:list-style style:name="LS1">
      <text:list-level-style-number style:num-format="1" text:style-name="LLS_1_0" text:level="1">
        <style:list-level-properties text:space-before="0.635cm" text:min-label-width="0.635cm" fo:text-align="start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</text:list-level-style-number>
    </text:list-style>
    <style:style style:name="LLS_2_0" style:family="text"/>
    <style:style style:name="LLS_2_1" style:family="text"/>
    <style:style style:name="LLS_2_2" style:family="text"/>
    <style:style style:name="LLS_2_3" style:family="text"/>
    <style:style style:name="LLS_2_4" style:family="text"/>
    <style:style style:name="LLS_2_5" style:family="text"/>
    <style:style style:name="LLS_2_6" style:family="text"/>
    <style:style style:name="LLS_2_7" style:family="text"/>
    <style:style style:name="LLS_2_8" style:family="text"/>
    <text:list-style style:name="LS2">
      <text:list-level-style-number style:num-format="1" text:style-name="LLS_2_0" text:level="1">
        <style:list-level-properties text:space-before="0.635cm" text:min-label-width="0.635cm" fo:text-align="start"/>
      </text:list-level-style-number>
      <text:list-level-style-number style:num-format="a" text:style-name="LLS_2_1" text:level="2" style:num-suffix=".">
        <style:list-level-properties text:space-before="1.905cm" text:min-label-width="0.635cm" fo:text-align="start"/>
      </text:list-level-style-number>
      <text:list-level-style-number style:num-format="i" text:style-name="LLS_2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_3" text:level="4" style:num-suffix=".">
        <style:list-level-properties text:space-before="4.445cm" text:min-label-width="0.635cm" fo:text-align="start"/>
      </text:list-level-style-number>
      <text:list-level-style-number style:num-format="a" text:style-name="LLS_2_4" text:level="5" style:num-suffix=".">
        <style:list-level-properties text:space-before="5.715cm" text:min-label-width="0.635cm" fo:text-align="start"/>
      </text:list-level-style-number>
      <text:list-level-style-number style:num-format="i" text:style-name="LLS_2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_6" text:level="7" style:num-suffix=".">
        <style:list-level-properties text:space-before="8.255cm" text:min-label-width="0.635cm" fo:text-align="start"/>
      </text:list-level-style-number>
      <text:list-level-style-number style:num-format="a" text:style-name="LLS_2_7" text:level="8" style:num-suffix=".">
        <style:list-level-properties text:space-before="9.525cm" text:min-label-width="0.635cm" fo:text-align="start"/>
      </text:list-level-style-number>
      <text:list-level-style-number style:num-format="i" text:style-name="LLS_2_8" text:level="9" style:num-suffix=".">
        <style:list-level-properties text:min-label-width="11.43cm" text:min-label-distance="0.318cm" fo:text-align="end"/>
      </text:list-level-style-number>
    </text:list-style>
    <style:style style:name="LLS_3_0" style:family="text"/>
    <style:style style:name="LLS_3_1" style:family="text"/>
    <style:style style:name="LLS_3_2" style:family="text"/>
    <style:style style:name="LLS_3_3" style:family="text"/>
    <style:style style:name="LLS_3_4" style:family="text"/>
    <style:style style:name="LLS_3_5" style:family="text"/>
    <style:style style:name="LLS_3_6" style:family="text"/>
    <style:style style:name="LLS_3_7" style:family="text"/>
    <style:style style:name="LLS_3_8" style:family="text"/>
    <text:list-style style:name="LS3">
      <text:list-level-style-number style:num-format="1" text:style-name="LLS_3_0" text:level="1">
        <style:list-level-properties text:space-before="0.635cm" text:min-label-width="0.635cm" fo:text-align="start"/>
      </text:list-level-style-number>
      <text:list-level-style-number style:num-format="a" text:style-name="LLS_3_1" text:level="2" style:num-suffix=".">
        <style:list-level-properties text:space-before="1.905cm" text:min-label-width="0.635cm" fo:text-align="start"/>
      </text:list-level-style-number>
      <text:list-level-style-number style:num-format="i" text:style-name="LLS_3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3_3" text:level="4" style:num-suffix=".">
        <style:list-level-properties text:space-before="4.445cm" text:min-label-width="0.635cm" fo:text-align="start"/>
      </text:list-level-style-number>
      <text:list-level-style-number style:num-format="a" text:style-name="LLS_3_4" text:level="5" style:num-suffix=".">
        <style:list-level-properties text:space-before="5.715cm" text:min-label-width="0.635cm" fo:text-align="start"/>
      </text:list-level-style-number>
      <text:list-level-style-number style:num-format="i" text:style-name="LLS_3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3_6" text:level="7" style:num-suffix=".">
        <style:list-level-properties text:space-before="8.255cm" text:min-label-width="0.635cm" fo:text-align="start"/>
      </text:list-level-style-number>
      <text:list-level-style-number style:num-format="a" text:style-name="LLS_3_7" text:level="8" style:num-suffix=".">
        <style:list-level-properties text:space-before="9.525cm" text:min-label-width="0.635cm" fo:text-align="start"/>
      </text:list-level-style-number>
      <text:list-level-style-number style:num-format="i" text:style-name="LLS_3_8" text:level="9" style:num-suffix=".">
        <style:list-level-properties text:min-label-width="11.43cm" text:min-label-distance="0.318cm" fo:text-align="end"/>
      </text:list-level-style-number>
    </text:list-style>
    <style:style style:name="LLS_4_0" style:family="text">
      <style:text-properties style:font-name="Symbol"/>
    </style:style>
    <style:style style:name="LLS_4_1" style:family="text">
      <style:text-properties style:font-name="Courier New"/>
    </style:style>
    <style:style style:name="LLS_4_2" style:family="text">
      <style:text-properties style:font-name="Wingdings"/>
    </style:style>
    <style:style style:name="LLS_4_3" style:family="text">
      <style:text-properties style:font-name="Symbol"/>
    </style:style>
    <style:style style:name="LLS_4_4" style:family="text">
      <style:text-properties style:font-name="Courier New"/>
    </style:style>
    <style:style style:name="LLS_4_5" style:family="text">
      <style:text-properties style:font-name="Wingdings"/>
    </style:style>
    <style:style style:name="LLS_4_6" style:family="text">
      <style:text-properties style:font-name="Symbol"/>
    </style:style>
    <style:style style:name="LLS_4_7" style:family="text">
      <style:text-properties style:font-name="Courier New"/>
    </style:style>
    <style:style style:name="LLS_4_8" style:family="text">
      <style:text-properties style:font-name="Wingdings"/>
    </style:style>
    <text:list-style style:name="LS4">
      <text:list-level-style-bullet text:bullet-char="" text:style-name="LLS_4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4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4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4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4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4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4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4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4_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Jerusalem quant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